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Marathi1" svg:font-family="'Lohit Marathi'"/>
    <style:font-face style:name="Fira Code" svg:font-family="'Fira Cod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8d3d1" officeooo:paragraph-rsid="000ac453"/>
    </style:style>
    <style:style style:name="T1" style:family="text">
      <style:text-properties officeooo:rsid="0008d3d1"/>
    </style:style>
    <style:style style:name="T2" style:family="text">
      <style:text-properties officeooo:rsid="000ac453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ba610"/>
    </style:style>
    <style:style style:name="T5" style:family="text">
      <style:text-properties officeooo:rsid="000e036a"/>
    </style:style>
    <style:style style:name="T6" style:family="text">
      <style:text-properties officeooo:rsid="000f8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OS COMPUTACIONAIS</text:p>
      <text:p text:style-name="Standard"/>
      <text:p text:style-name="Standard">“Descreva o ambiente de testes, as inst<text:span text:style-name="T1">â</text:span>ncias usadas (citando as refer<text:span text:style-name="T1">ê</text:span>ncias se obtidas da literatura). Considere a necessidade de apresentar testes de desempenho e e an<text:span text:style-name="T1">á</text:span>lise do comportamento dos algoritmos desenvolvidos em rela<text:span text:style-name="T1">çã</text:span>o ao crescimento das inst<text:span text:style-name="T1">â</text:span>ncias, an<text:span text:style-name="T1">á</text:span>lise esta tanto em rela<text:span text:style-name="T1">çã</text:span>o a tempo quanto a espa<text:span text:style-name="T1">ç</text:span>o. </text:p>
      <text:p text:style-name="Standard"/>
      <text:p text:style-name="Standard"><text:span text:style-name="T1">É</text:span> de extrema valia o uso de tabelas, gr<text:span text:style-name="T1">á</text:span>ficos etc na apresenta<text:span text:style-name="T1">çã</text:span>o dos resumos de testes.”</text:p>
      <text:p text:style-name="Standard"/>
      <text:p text:style-name="P1"><text:tab/><text:span text:style-name="T5">Configurações da máquina onde foi testado os algoritmos:</text:span></text:p>
      <text:p text:style-name="P1"><text:tab/><text:span text:style-name="T6">Para cada instância, executamos os algoritmos: Guloso (uma vez), Guloso randomizado (60 vezes) e Guloso randomizado Reativo (20 vezes)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Marathi1" svg:font-family="'Lohit Marathi'"/>
    <style:font-face style:name="Fira Code" svg:font-family="'Fira Cod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0:14:00.029480265</meta:creation-date>
    <dc:date>2018-11-30T23:16:42.676660929</dc:date>
    <meta:editing-duration>PT2H25M36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1" meta:paragraph-count="6" meta:word-count="92" meta:character-count="628" meta:non-whitespace-character-count="537"/>
  </office:meta>
</office:document-meta>
</file>